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я1" style:family="table">
      <style:table-properties style:width="6.8174in" fo:margin-left="0.0313in" table:align="left"/>
    </style:style>
    <style:style style:name="Таблиця1.A" style:family="table-column">
      <style:table-column-properties style:column-width="0.3097in"/>
    </style:style>
    <style:style style:name="Таблиця1.B" style:family="table-column">
      <style:table-column-properties style:column-width="0.9389in"/>
    </style:style>
    <style:style style:name="Таблиця1.C" style:family="table-column">
      <style:table-column-properties style:column-width="0.9014in"/>
    </style:style>
    <style:style style:name="Таблиця1.D" style:family="table-column">
      <style:table-column-properties style:column-width="0.6028in"/>
    </style:style>
    <style:style style:name="Таблиця1.E" style:family="table-column">
      <style:table-column-properties style:column-width="1.6208in"/>
    </style:style>
    <style:style style:name="Таблиця1.F" style:family="table-column">
      <style:table-column-properties style:column-width="2.4438in"/>
    </style:style>
    <style:style style:name="Таблиця1.1" style:family="table-row">
      <style:table-row-properties style:min-row-height="0.4104in" style:use-optimal-row-height="false"/>
    </style:style>
    <style:style style:name="Таблиця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.F1" style:family="table-cell">
      <style:table-cell-properties fo:padding="0.0382in" fo:border="0.05pt solid #000000"/>
    </style:style>
    <style:style style:name="Таблиця1.2" style:family="table-row">
      <style:table-row-properties style:min-row-height="0.3549in" style:use-optimal-row-height="false"/>
    </style:style>
    <style:style style:name="Таблиця1.A2" style:family="table-cell">
      <style:table-cell-properties fo:padding="0.0382in" fo:border-left="0.05pt solid #000000" fo:border-right="none" fo:border-top="none" fo:border-bottom="0.05pt solid #000000"/>
    </style:style>
    <style:style style:name="Таблиця1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2" style:family="table">
      <style:table-properties style:width="6.8174in" fo:margin-left="0.0313in" table:align="left"/>
    </style:style>
    <style:style style:name="Таблиця2.A" style:family="table-column">
      <style:table-column-properties style:column-width="0.3097in"/>
    </style:style>
    <style:style style:name="Таблиця2.B" style:family="table-column">
      <style:table-column-properties style:column-width="0.9174in"/>
    </style:style>
    <style:style style:name="Таблиця2.C" style:family="table-column">
      <style:table-column-properties style:column-width="0.8979in"/>
    </style:style>
    <style:style style:name="Таблиця2.D" style:family="table-column">
      <style:table-column-properties style:column-width="0.6278in"/>
    </style:style>
    <style:style style:name="Таблиця2.E" style:family="table-column">
      <style:table-column-properties style:column-width="1.6208in"/>
    </style:style>
    <style:style style:name="Таблиця2.F" style:family="table-column">
      <style:table-column-properties style:column-width="2.4438in"/>
    </style:style>
    <style:style style:name="Таблиця2.1" style:family="table-row">
      <style:table-row-properties style:min-row-height="0.4785in" style:use-optimal-row-height="false"/>
    </style:style>
    <style:style style:name="Таблиця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F1" style:family="table-cell">
      <style:table-cell-properties fo:padding="0.0382in" fo:border="0.05pt solid #000000"/>
    </style:style>
    <style:style style:name="Таблиця2.2" style:family="table-row">
      <style:table-row-properties style:min-row-height="0.3333in" style:use-optimal-row-height="false"/>
    </style:style>
    <style:style style:name="Таблиця2.A2" style:family="table-cell">
      <style:table-cell-properties fo:padding="0.0382in" fo:border-left="0.05pt solid #000000" fo:border-right="none" fo:border-top="none" fo:border-bottom="0.05pt solid #000000"/>
    </style:style>
    <style:style style:name="Таблиця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language="uk" fo:country="UA"/>
    </style:style>
    <style:style style:name="P4" style:family="paragraph" style:parent-style-name="Table_20_Contents">
      <style:paragraph-properties fo:text-align="center" style:justify-single-word="false"/>
      <style:text-properties fo:language="uk" fo:country="UA"/>
    </style:style>
    <style:style style:name="P5" style:family="paragraph" style:parent-style-name="Table_20_Contents">
      <style:paragraph-properties fo:text-align="center" style:justify-single-word="false"/>
      <style:text-properties fo:language="uk" fo:country="UA" officeooo:paragraph-rsid="000c5fdc"/>
    </style:style>
    <style:style style:name="P6" style:family="paragraph" style:parent-style-name="Table_20_Contents">
      <style:text-properties officeooo:rsid="000c5fdc" officeooo:paragraph-rsid="000c5fdc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officeooo:rsid="000c5fdc" officeooo:paragraph-rsid="000fbcfb"/>
    </style:style>
    <style:style style:name="P10" style:family="paragraph" style:parent-style-name="Table_20_Contents">
      <style:paragraph-properties fo:text-align="justify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officeooo:rsid="000c5fdc" style:text-underline-mode="continuous" style:text-overline-mode="continuous" style:text-line-through-mode="continuous"/>
    </style:style>
    <style:style style:name="T4" style:family="text">
      <style:text-properties fo:language="uk" fo:country="UA"/>
    </style:style>
    <style:style style:name="T5" style:family="text">
      <style:text-properties fo:language="uk" fo:country="UA" officeooo:rsid="000c5fdc"/>
    </style:style>
    <style:style style:name="T6" style:family="text">
      <style:text-properties style:letter-kerning="false" style:font-name-complex="Times New Roman" style:language-complex="ar" style:country-complex="SA" style:font-weight-complex="bold"/>
    </style:style>
    <style:style style:name="T7" style:family="text">
      <style:text-properties officeooo:rsid="000c5fdc" style:letter-kerning="false" style:font-name-complex="Times New Roman" style:language-complex="ar" style:country-complex="SA" style:font-weight-complex="bold"/>
    </style:style>
    <style:style style:name="T8" style:family="text">
      <style:text-properties officeooo:rsid="000fbcfb" style:letter-kerning="false" style:font-name-complex="Times New Roman" style:language-complex="ar" style:country-complex="SA" style:font-weight-complex="bold"/>
    </style:style>
    <style:style style:name="T9" style:family="text">
      <style:text-properties officeooo:rsid="000c5fdc"/>
    </style:style>
    <style:style style:name="T10" style:family="text">
      <style:text-properties officeooo:rsid="000d36b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c5fdc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ГРАФІК ПРОВЕДЕННЯ ЗАЛІКОВИХ ЗАНЯТЬ</text:p>
      <text:p text:style-name="P8">(<text:span text:style-name="T10">МАГІСТЕРСЬКА</text:span> ПЕДАГОГІЧНА ПРАКТИКА)</text:p>
      <text:p text:style-name="P1"/>
      <text:p text:style-name="Standard"><text:span text:style-name="T11">Cтудент</text:span><text:span text:style-name="T12">ка</text:span><text:span text:style-name="T11"> V-го курсу <text:s/>факультету електроніки</text:span> <text:span text:style-name="Основной_20_шрифт_20_абзаца"><text:span text:style-name="T3">Литвин Віра Василівна</text:span></text:span></text:p>
      <text:p text:style-name="P1"><text:s text:c="60"/></text:p>
      <text:p text:style-name="Standard"><text:span text:style-name="T11">Місце проходження практики</text:span> <text:span text:style-name="T1">кафедра радіофізики та комп’ютерних технологій <text:s/>факультету електроніки</text:span></text:p>
      <text:p text:style-name="Standard"><text:span text:style-name="T11">Керівник від профілюючої кафедри</text:span> <text:span text:style-name="Основной_20_шрифт_20_абзаца"><text:span text:style-name="T2">Злобін Григорій Григорович</text:span></text:span></text:p>
      <text:p text:style-name="Standard"><text:span text:style-name="T11">Керівник від кафедри педагогіки</text:span> <text:span text:style-name="Основной_20_шрифт_20_абзаца"><text:span text:style-name="T2">Заячук Юлія Дмитрівна</text:span></text:span></text:p>
      <text:p text:style-name="Standard"/>
      <text:p text:style-name="P1">1.ЗАЛІКОВІ ЛАБОРАТОРНО-ПРАКТИЧНІ ЗАНЯТТЯ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column table:style-name="Таблиця1.F"/>
        <table:table-row table:style-name="Таблиця1.1">
          <table:table-cell table:style-name="Таблиця1.A1" office:value-type="string">
            <text:p text:style-name="Table_20_Contents">№</text:p>
            <text:p text:style-name="Table_20_Contents">з/п</text:p>
          </table:table-cell>
          <table:table-cell table:style-name="Таблиця1.A1" office:value-type="string">
            <text:p text:style-name="P2">Дата</text:p>
            <text:p text:style-name="P2">проведення</text:p>
          </table:table-cell>
          <table:table-cell table:style-name="Таблиця1.A1" office:value-type="string">
            <text:p text:style-name="P2">Час</text:p>
            <text:p text:style-name="P2">проведення</text:p>
          </table:table-cell>
          <table:table-cell table:style-name="Таблиця1.A1" office:value-type="string">
            <text:p text:style-name="P2">Курс (група)</text:p>
          </table:table-cell>
          <table:table-cell table:style-name="Таблиця1.A1" office:value-type="string">
            <text:p text:style-name="P2">Аудиторія</text:p>
            <text:p text:style-name="P2">(корпус)</text:p>
          </table:table-cell>
          <table:table-cell table:style-name="Таблиця1.F1" office:value-type="string">
            <text:p text:style-name="P2">Тема заняття</text:p>
          </table:table-cell>
        </table:table-row>
        <table:table-row table:style-name="Таблиця1.2">
          <table:table-cell table:style-name="Таблиця1.A2" office:value-type="string">
            <text:p text:style-name="Table_20_Contents">1</text:p>
          </table:table-cell>
          <table:table-cell table:style-name="Таблиця1.A2" office:value-type="string">
            <text:p text:style-name="P2"><text:span text:style-name="Основной_20_шрифт_20_абзаца"><text:span text:style-name="T4">2</text:span></text:span><text:span text:style-name="Основной_20_шрифт_20_абзаца"><text:span text:style-name="T5">0</text:span></text:span><text:span text:style-name="Основной_20_шрифт_20_абзаца"><text:span text:style-name="T4">.02.1</text:span></text:span><text:span text:style-name="Основной_20_шрифт_20_абзаца"><text:span text:style-name="T5">5</text:span></text:span></text:p>
          </table:table-cell>
          <table:table-cell table:style-name="Таблиця1.A2" office:value-type="string">
            <text:p text:style-name="P5"><text:span text:style-name="T9">10</text:span>:<text:span text:style-name="T9">1</text:span>0-<text:span text:style-name="T9">11:30</text:span></text:p>
          </table:table-cell>
          <table:table-cell table:style-name="Таблиця1.A2" office:value-type="string">
            <text:p text:style-name="P3">ФеІ–<text:span text:style-name="T9">31</text:span></text:p>
          </table:table-cell>
          <table:table-cell table:style-name="Таблиця1.A2" office:value-type="string">
            <text:p text:style-name="P3"><text:span text:style-name="T9">Лаб. №1</text:span>, вул.Тарнавського,107 </text:p>
          </table:table-cell>
          <table:table-cell table:style-name="Таблиця1.F2" office:value-type="string">
            <text:p text:style-name="P10"><text:span text:style-name="Основной_20_шрифт_20_абзаца"><text:span text:style-name="T7">Розробка програмного продукту згідно з технічним завданням.</text:span></text:span></text:p>
          </table:table-cell>
        </table:table-row>
      </table:table>
      <text:p text:style-name="Standard"/>
      <text:p text:style-name="P1">2.ЗАЛІКОВІ ЛЕКЦІЙНІ ЗАНЯТТЯ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/>
        <table:table-column table:style-name="Таблиця2.F"/>
        <table:table-row table:style-name="Таблиця2.1">
          <table:table-cell table:style-name="Таблиця2.A1" office:value-type="string">
            <text:p text:style-name="Table_20_Contents">№</text:p>
            <text:p text:style-name="Table_20_Contents">з/п</text:p>
          </table:table-cell>
          <table:table-cell table:style-name="Таблиця2.A1" office:value-type="string">
            <text:p text:style-name="P2">Дата</text:p>
            <text:p text:style-name="P2">проведення</text:p>
          </table:table-cell>
          <table:table-cell table:style-name="Таблиця2.A1" office:value-type="string">
            <text:p text:style-name="P2">Час</text:p>
            <text:p text:style-name="P2">проведення</text:p>
          </table:table-cell>
          <table:table-cell table:style-name="Таблиця2.A1" office:value-type="string">
            <text:p text:style-name="P2">Курс (група)</text:p>
          </table:table-cell>
          <table:table-cell table:style-name="Таблиця2.A1" office:value-type="string">
            <text:p text:style-name="P2">Аудиторія</text:p>
            <text:p text:style-name="P2">(корпус)</text:p>
          </table:table-cell>
          <table:table-cell table:style-name="Таблиця2.F1" office:value-type="string">
            <text:p text:style-name="P2">Тема заняття</text:p>
          </table:table-cell>
        </table:table-row>
        <table:table-row table:style-name="Таблиця2.2">
          <table:table-cell table:style-name="Таблиця2.A2" office:value-type="string">
            <text:p text:style-name="Table_20_Contents">1</text:p>
          </table:table-cell>
          <table:table-cell table:style-name="Таблиця2.A2" office:value-type="string">
            <text:p text:style-name="P4"><text:span text:style-name="T9">19</text:span>.02.1<text:span text:style-name="T9">5</text:span></text:p>
          </table:table-cell>
          <table:table-cell table:style-name="Таблиця2.A2" office:value-type="string">
            <text:p text:style-name="P4">1<text:span text:style-name="T9">3</text:span>:3<text:span text:style-name="T9">0-14:50</text:span></text:p>
          </table:table-cell>
          <table:table-cell table:style-name="Таблиця2.A2" office:value-type="string">
            <text:p text:style-name="P3">ФеІ – <text:span text:style-name="T9">3</text:span></text:p>
          </table:table-cell>
          <table:table-cell table:style-name="Таблиця2.A2" office:value-type="string">
            <text:p text:style-name="Table_20_Contents">Ауд.1, <text:s/>вул.Драгоманова<text:span text:style-name="Основной_20_шрифт_20_абзаца"><text:span text:style-name="T4">,</text:span></text:span> 50</text:p>
          </table:table-cell>
          <table:table-cell table:style-name="Таблиця2.F2" office:value-type="string">
            <text:p text:style-name="P6">Життєвий цикл і процеси розробки програмного забезпечення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Название" style:family="paragraph" style:parent-style-name="Standard" style:next-style-name="Text_20_body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14-02-10T13:49:00Z</meta:creation-date>
    <dc:date>2015-02-24T00:50:55.508000000</dc:date>
    <meta:print-date>2014-02-16T17:22:00Z</meta:print-date>
    <meta:editing-cycles>10</meta:editing-cycles>
    <meta:editing-duration>PT21M59S</meta:editing-duration>
    <meta:document-statistic meta:table-count="2" meta:image-count="0" meta:object-count="0" meta:page-count="1" meta:paragraph-count="41" meta:word-count="99" meta:character-count="842" meta:non-whitespace-character-count="719"/>
    <meta:template xlink:type="simple" xlink:actuate="onRequest" xlink:title="" xlink:href="../../../../tmp/grafik_provedennja_zanjat-1.odt/Normal.dotm"/>
  </office:meta>
</office:document-meta>
</file>